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Table86" style:family="table">
      <style:table-properties style:width="2.091in" fo:margin-left="0in" table:align="left"/>
    </style:style>
    <style:style style:name="Table86.A" style:family="table-column">
      <style:table-column-properties style:column-width="0.3125in"/>
    </style:style>
    <style:style style:name="Table86.B" style:family="table-column">
      <style:table-column-properties style:column-width="1.7785in"/>
    </style:style>
    <style:style style:name="Table86.A1" style:family="table-cell">
      <style:table-cell-properties fo:padding="0.0382in" fo:border="none"/>
    </style:style>
    <style:style style:name="Table87" style:family="table">
      <style:table-properties style:width="1.9319in" table:align="margins"/>
    </style:style>
    <style:style style:name="Table87.A" style:family="table-column">
      <style:table-column-properties style:column-width="0.3125in" style:rel-column-width="10604*"/>
    </style:style>
    <style:style style:name="Table87.B" style:family="table-column">
      <style:table-column-properties style:column-width="1.6194in" style:rel-column-width="54931*"/>
    </style:style>
    <style:style style:name="Table87.A1" style:family="table-cell">
      <style:table-cell-properties fo:padding="0.0382in" fo:border="none"/>
    </style:style>
    <style:style style:name="Table88" style:family="table">
      <style:table-properties style:width="1.2576in" table:align="margins"/>
    </style:style>
    <style:style style:name="Table88.A" style:family="table-column">
      <style:table-column-properties style:column-width="1.2576in" style:rel-column-width="65535*"/>
    </style:style>
    <style:style style:name="Table88.A1" style:family="table-cell">
      <style:table-cell-properties fo:padding="0.0382in" fo:border="none"/>
    </style:style>
    <style:style style:name="Table89" style:family="table">
      <style:table-properties style:width="1.1708in" table:align="margins"/>
    </style:style>
    <style:style style:name="Table89.A" style:family="table-column">
      <style:table-column-properties style:column-width="1.1708in" style:rel-column-width="65535*"/>
    </style:style>
    <style:style style:name="Table89.A1" style:family="table-cell">
      <style:table-cell-properties fo:padding="0.0382in" fo:border="none"/>
    </style:style>
    <style:style style:name="Table90" style:family="table">
      <style:table-properties style:width="1.0299in" table:align="margins"/>
    </style:style>
    <style:style style:name="Table90.A" style:family="table-column">
      <style:table-column-properties style:column-width="1.0299in" style:rel-column-width="65535*"/>
    </style:style>
    <style:style style:name="Table90.A1" style:family="table-cell">
      <style:table-cell-properties fo:padding="0.0382in" fo:border="none"/>
    </style:style>
    <style:style style:name="Table91" style:family="table">
      <style:table-properties style:width="1.5014in" table:align="margins"/>
    </style:style>
    <style:style style:name="Table91.A" style:family="table-column">
      <style:table-column-properties style:column-width="1.5014in" style:rel-column-width="65535*"/>
    </style:style>
    <style:style style:name="Table91.A1" style:family="table-cell">
      <style:table-cell-properties fo:padding="0.0382in" fo:border="none"/>
    </style:style>
    <style:style style:name="Table92" style:family="table">
      <style:table-properties style:width="2.091in" fo:margin-left="0in" table:align="left"/>
    </style:style>
    <style:style style:name="Table92.A" style:family="table-column">
      <style:table-column-properties style:column-width="0.3125in"/>
    </style:style>
    <style:style style:name="Table92.B" style:family="table-column">
      <style:table-column-properties style:column-width="1.7785in"/>
    </style:style>
    <style:style style:name="Table92.A1" style:family="table-cell">
      <style:table-cell-properties fo:padding="0.0382in" fo:border="none"/>
    </style:style>
    <style:style style:name="Table93" style:family="table">
      <style:table-properties style:width="1.9319in" table:align="margins"/>
    </style:style>
    <style:style style:name="Table93.A" style:family="table-column">
      <style:table-column-properties style:column-width="0.3125in" style:rel-column-width="10604*"/>
    </style:style>
    <style:style style:name="Table93.B" style:family="table-column">
      <style:table-column-properties style:column-width="1.6194in" style:rel-column-width="54931*"/>
    </style:style>
    <style:style style:name="Table93.A1" style:family="table-cell">
      <style:table-cell-properties fo:padding="0.0382in" fo:border="none"/>
    </style:style>
    <style:style style:name="Table94" style:family="table">
      <style:table-properties style:width="1.2576in" table:align="margins"/>
    </style:style>
    <style:style style:name="Table94.A" style:family="table-column">
      <style:table-column-properties style:column-width="1.2576in" style:rel-column-width="65535*"/>
    </style:style>
    <style:style style:name="Table94.A1" style:family="table-cell">
      <style:table-cell-properties fo:padding="0.0382in" fo:border="none"/>
    </style:style>
    <style:style style:name="Table95" style:family="table">
      <style:table-properties style:width="1.1708in" table:align="margins"/>
    </style:style>
    <style:style style:name="Table95.A" style:family="table-column">
      <style:table-column-properties style:column-width="1.1708in" style:rel-column-width="65535*"/>
    </style:style>
    <style:style style:name="Table95.A1" style:family="table-cell">
      <style:table-cell-properties fo:padding="0.0382in" fo:border="none"/>
    </style:style>
    <style:style style:name="Table96" style:family="table">
      <style:table-properties style:width="1.0299in" table:align="margins"/>
    </style:style>
    <style:style style:name="Table96.A" style:family="table-column">
      <style:table-column-properties style:column-width="1.0299in" style:rel-column-width="65535*"/>
    </style:style>
    <style:style style:name="Table96.A1" style:family="table-cell">
      <style:table-cell-properties fo:padding="0.0382in" fo:border="none"/>
    </style:style>
    <style:style style:name="Table97" style:family="table">
      <style:table-properties style:width="1.5014in" table:align="margins"/>
    </style:style>
    <style:style style:name="Table97.A" style:family="table-column">
      <style:table-column-properties style:column-width="1.5014in" style:rel-column-width="65535*"/>
    </style:style>
    <style:style style:name="Table97.A1" style:family="table-cell">
      <style:table-cell-properties fo:padding="0.0382in" fo:border="none"/>
    </style:style>
    <style:style style:name="Table98" style:family="table">
      <style:table-properties style:width="2.091in" fo:margin-left="0in" table:align="left"/>
    </style:style>
    <style:style style:name="Table98.A" style:family="table-column">
      <style:table-column-properties style:column-width="0.3125in"/>
    </style:style>
    <style:style style:name="Table98.B" style:family="table-column">
      <style:table-column-properties style:column-width="1.7785in"/>
    </style:style>
    <style:style style:name="Table98.A1" style:family="table-cell">
      <style:table-cell-properties fo:padding="0.0382in" fo:border="none"/>
    </style:style>
    <style:style style:name="Table99" style:family="table">
      <style:table-properties style:width="1.9319in" table:align="margins"/>
    </style:style>
    <style:style style:name="Table99.A" style:family="table-column">
      <style:table-column-properties style:column-width="0.3125in" style:rel-column-width="10604*"/>
    </style:style>
    <style:style style:name="Table99.B" style:family="table-column">
      <style:table-column-properties style:column-width="1.6194in" style:rel-column-width="54931*"/>
    </style:style>
    <style:style style:name="Table99.A1" style:family="table-cell">
      <style:table-cell-properties fo:padding="0.0382in" fo:border="none"/>
    </style:style>
    <style:style style:name="Table100" style:family="table">
      <style:table-properties style:width="1.2576in" table:align="margins"/>
    </style:style>
    <style:style style:name="Table100.A" style:family="table-column">
      <style:table-column-properties style:column-width="1.2576in" style:rel-column-width="65535*"/>
    </style:style>
    <style:style style:name="Table100.A1" style:family="table-cell">
      <style:table-cell-properties fo:padding="0.0382in" fo:border="none"/>
    </style:style>
    <style:style style:name="Table101" style:family="table">
      <style:table-properties style:width="1.1708in" table:align="margins"/>
    </style:style>
    <style:style style:name="Table101.A" style:family="table-column">
      <style:table-column-properties style:column-width="1.1708in" style:rel-column-width="65535*"/>
    </style:style>
    <style:style style:name="Table101.A1" style:family="table-cell">
      <style:table-cell-properties fo:padding="0.0382in" fo:border="none"/>
    </style:style>
    <style:style style:name="Table102" style:family="table">
      <style:table-properties style:width="1.0299in" table:align="margins"/>
    </style:style>
    <style:style style:name="Table102.A" style:family="table-column">
      <style:table-column-properties style:column-width="1.0299in" style:rel-column-width="65535*"/>
    </style:style>
    <style:style style:name="Table102.A1" style:family="table-cell">
      <style:table-cell-properties fo:padding="0.0382in" fo:border="none"/>
    </style:style>
    <style:style style:name="Table103" style:family="table">
      <style:table-properties style:width="1.5014in" table:align="margins"/>
    </style:style>
    <style:style style:name="Table103.A" style:family="table-column">
      <style:table-column-properties style:column-width="1.5014in" style:rel-column-width="65535*"/>
    </style:style>
    <style:style style:name="Table103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text-properties style:font-name="Ubuntu" fo:font-size="8pt" fo:language="en" fo:country="ID" officeooo:rsid="003162d0" officeooo:paragraph-rsid="003162d0" fo:background-color="#fff200" style:font-size-asian="8pt" style:font-name-complex="Tahoma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3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5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6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2a1ef5" officeooo:paragraph-rsid="002a1ef5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2d4fa0" officeooo:paragraph-rsid="002d4fa0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8pt" officeooo:rsid="002e5ca8" officeooo:paragraph-rsid="002e5ca8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8pt" officeooo:rsid="003034b8" officeooo:paragraph-rsid="003034b8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8pt" officeooo:rsid="003162d0" officeooo:paragraph-rsid="003162d0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8pt" officeooo:rsid="003322d8" officeooo:paragraph-rsid="003322d8" style:font-size-asian="8pt" style:font-size-complex="8pt"/>
    </style:style>
    <style:style style:name="P36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7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38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8pt" officeooo:rsid="0034bfe1" officeooo:paragraph-rsid="0034bfe1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Ubuntu" fo:font-size="8pt" officeooo:rsid="0034bfe1" officeooo:paragraph-rsid="0034edad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8pt" officeooo:rsid="0034edad" officeooo:paragraph-rsid="0034edad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ID" style:font-name-complex="Tahoma" style:font-weight-complex="bold"/>
    </style:style>
    <style:style style:name="T3" style:family="text">
      <style:text-properties fo:language="en" fo:country="ID" officeooo:rsid="003498b3" style:font-name-complex="Tahoma"/>
    </style:style>
    <style:style style:name="T4" style:family="text">
      <style:text-properties fo:language="id" fo:country="ID" style:font-name-complex="Tahoma" style:font-weight-complex="bold"/>
    </style:style>
    <style:style style:name="T5" style:family="text">
      <style:text-properties officeooo:rsid="00042688"/>
    </style:style>
    <style:style style:name="T6" style:family="text">
      <style:text-properties officeooo:rsid="00047417"/>
    </style:style>
    <style:style style:name="T7" style:family="text">
      <style:text-properties officeooo:rsid="000a4603"/>
    </style:style>
    <style:style style:name="T8" style:family="text">
      <style:text-properties officeooo:rsid="000bcc35"/>
    </style:style>
    <style:style style:name="T9" style:family="text">
      <style:text-properties style:font-name-complex="Tahoma"/>
    </style:style>
    <style:style style:name="T10" style:family="text">
      <style:text-properties officeooo:rsid="003162d0"/>
    </style:style>
    <style:style style:name="T11" style:family="text">
      <style:text-properties officeooo:rsid="003322d8"/>
    </style:style>
    <style:style style:name="T12" style:family="text">
      <style:text-properties officeooo:rsid="0034ed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/>Analisis Keterkaitan Ranah Antara SKL, KI, dan KD </text:p>
      <text:p text:style-name="P6"><text:span text:style-name="T9">Mata Pelajaran: </text:span><text:span text:style-name="T3">Dasar Desain Grafis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10">KOMPETENSI DASAR PENGETAHUAN </text:p>
              <text:p text:style-name="P10">(KD-3)</text:p>
            </table:table-cell>
            <table:table-cell table:style-name="Table2.A1" table:number-rows-spanned="2" office:value-type="string">
              <text:p text:style-name="P10">KOMPETENSI DASAR KETERAMPILAN </text:p>
              <text:p text:style-name="P10">(KD-4)</text:p>
            </table:table-cell>
            <table:table-cell table:style-name="Table2.A1" office:value-type="string">
              <text:p text:style-name="P15">Analisis KD-3</text:p>
            </table:table-cell>
            <table:table-cell table:style-name="Table2.A1" office:value-type="string">
              <text:p text:style-name="P11">Rekomendasi KD-3</text:p>
            </table:table-cell>
            <table:table-cell table:style-name="Table2.A1" office:value-type="string">
              <text:p text:style-name="P10">Analisis KD-4</text:p>
            </table:table-cell>
            <table:table-cell table:style-name="Table2.A1" office:value-type="string">
              <text:p text:style-name="P11">Rekomendasi KD-4</text:p>
            </table:table-cell>
            <table:table-cell table:style-name="Table2.A1" office:value-type="string">
              <text:p text:style-name="P11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6">Tingkat Dimensi Kognitif dan Bentuk Dimensi Pengetahuan</text:p>
            </table:table-cell>
            <table:table-cell table:style-name="Table2.A1" office:value-type="string">
              <text:p text:style-name="P7"><text:span text:style-name="T2">Kesesuaian Dimensi Kognitif dengan B</text:span><text:span text:style-name="T4">entuk </text:span><text:span text:style-name="T2">Pengetahuan</text:span></text:p>
            </table:table-cell>
            <table:table-cell table:style-name="Table2.A1" office:value-type="string">
              <text:p text:style-name="P12">Bentuk Taksonomi dan Tingkat Taksonomi</text:p>
            </table:table-cell>
            <table:table-cell table:style-name="Table2.A1" office:value-type="string">
              <text:p text:style-name="P7"><text:span text:style-name="T2">Kesetaraan Taksonomi KD-</text:span><text:span text:style-name="T4">dari KI-</text:span><text:span text:style-name="T2">3 dg KD dari KI-4</text:span></text:p>
            </table:table-cell>
            <table:table-cell table:style-name="Table2.A1" office:value-type="string">
              <text:list xml:id="list3431669057" text:style-name="WWNum2">
                <text:list-item>
                  <text:p text:style-name="P37"><text:span text:style-name="T2">Ketercapaian Dimensi Kognitif dan B</text:span><text:span text:style-name="T4">entuk </text:span><text:span text:style-name="T2">Pengetahuan semua KD-3 dalam Mata Pelajaran</text:span></text:p>
                </text:list-item>
                <text:list-item>
                  <text:p text:style-name="P38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3">1</text:p>
            </table:table-cell>
            <table:table-cell table:style-name="Table2.A1" office:value-type="string">
              <text:p text:style-name="P13">2</text:p>
            </table:table-cell>
            <table:table-cell table:style-name="Table2.A1" office:value-type="string">
              <text:p text:style-name="P16">3</text:p>
            </table:table-cell>
            <table:table-cell table:style-name="Table2.D3" office:value-type="string">
              <text:p text:style-name="P12">4</text:p>
            </table:table-cell>
            <table:table-cell table:style-name="Table2.A1" office:value-type="string">
              <text:p text:style-name="P13">5</text:p>
            </table:table-cell>
            <table:table-cell table:style-name="Table2.F3" office:value-type="string">
              <text:p text:style-name="P12">6</text:p>
            </table:table-cell>
            <table:table-cell table:style-name="Table2.G3" office:value-type="string">
              <text:p text:style-name="P12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8">3.1</text:p>
                </table:table-cell>
                <table:table-cell table:style-name="Table1.B1" office:value-type="string">
                  <text:p text:style-name="P39">Mendiskusikan unsur unsur tata letak berupa garis, ilustrasi, tipografi, gelap terang, tekstur, dan ruang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4.1</text:p>
                </table:table-cell>
                <table:table-cell table:style-name="Table3.A1" office:value-type="string">
                  <text:p text:style-name="P40">Menempatan unsur unsur tata letak berupa garis, ilustrasi, tipografi, gelap terang, tekstur, dan ruang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9">Memahami (C2) </text:p>
                </table:table-cell>
              </table:table-row>
            </table:table>
            <text:p text:style-name="P14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9">Memahami (C2) sesuai dengan Pengetahuan konseptual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9">Menyaji (P5)</text:p>
                </table:table-cell>
              </table:table-row>
            </table:table>
            <text:p text:style-name="P9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9">Memahami (C2) setara dengan <text:span text:style-name="T5">M</text:span>engamati (P1). <text:s/>Dan <text:span text:style-name="T5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20">Maka perlu dinaikkan cari <text:span text:style-name="T6">(</text:span>C2<text:span text:style-name="T6">)</text:span> ke <text:span text:style-name="T6">(</text:span>C5<text:span text:style-name="T6">)</text:span>. Dari Memahami, Menerapkan, Menganalisis, Hingga <text:s/>Mengevaluasi <text:span text:style-name="T8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20"/>
                </table:table-cell>
              </table:table-row>
            </table:table>
            <text:p text:style-name="P8"/>
          </table:table-cell>
          <table:table-cell table:style-name="Table2.G19" table:number-rows-spanned="4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1">3.2</text:p>
                </table:table-cell>
                <table:table-cell table:style-name="Table8.A1" office:value-type="string">
                  <text:p text:style-name="P39">Mendiskusikan fungsi dan unsur warna CMY<text:span text:style-name="T12">K</text:span> dan RGB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1">4.2</text:p>
                </table:table-cell>
                <table:table-cell table:style-name="Table9.A1" office:value-type="string">
                  <text:p text:style-name="P40">Menempatkan berbagai fungsi dan unsur warna CMY<text:span text:style-name="T12">K</text:span> dan RGB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2">Menganalisis (C4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2">Menganalisis <text:span text:style-name="T7">(C4) </text:span>sesuai dengan pengetahuan metakognitif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3">Menyaji (P5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4">3.3</text:p>
                </table:table-cell>
                <table:table-cell table:style-name="Table14.A1" office:value-type="string">
                  <text:p text:style-name="P41">Mendiskusikan prinsip prinsip tata letak antara lain : proporsi, irama (rhytm), keseimbangan, kontras, kesatuan (unity), dan harmony dalam pmbuatan desain grafis.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4">4.3</text:p>
                </table:table-cell>
                <table:table-cell table:style-name="Table15.A1" office:value-type="string">
                  <text:p text:style-name="P41">Menerapkan hasil prinsip prinsip tata letak antara lain : proporsi, irama (rhytm), keseimbangan, kontras, kesatuan (unity), dan harmony dalam pmbuatan desain grafis.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4">3.4</text:p>
                </table:table-cell>
                <table:table-cell table:style-name="Table20.A1" office:value-type="string">
                  <text:p text:style-name="P41">Mendiskusikan berbagai format gamba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4">4.4</text:p>
                </table:table-cell>
                <table:table-cell table:style-name="Table21.A1" office:value-type="string">
                  <text:p text:style-name="P41">Menempatkan berbagai format gamba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><text:soft-page-break/></text:p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4">3.5</text:p>
                </table:table-cell>
                <table:table-cell table:style-name="Table26.A1" office:value-type="string">
                  <text:p text:style-name="P34">Mengevaluasi Fil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4">4.5</text:p>
                </table:table-cell>
                <table:table-cell table:style-name="Table27.A1" office:value-type="string">
                  <text:p text:style-name="P34">Mengkonfigurasi Fil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4">3.6</text:p>
                </table:table-cell>
                <table:table-cell table:style-name="Table32.A1" office:value-type="string">
                  <text:p text:style-name="P34">Mengevaluasi Web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4">4.6</text:p>
                </table:table-cell>
                <table:table-cell table:style-name="Table33.A1" office:value-type="string">
                  <text:p text:style-name="P34">Mengkonfigurasi Web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5">3.7</text:p>
                </table:table-cell>
                <table:table-cell table:style-name="Table38.A1" office:value-type="string">
                  <text:p text:style-name="P34">Mengevaluasi DNS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6">4.7</text:p>
                </table:table-cell>
                <table:table-cell table:style-name="Table39.A1" office:value-type="string">
                  <text:p text:style-name="P34">Mengkonfigurasi DNS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5">3.8</text:p>
                </table:table-cell>
                <table:table-cell table:style-name="Table44.A1" office:value-type="string">
                  <text:p text:style-name="P34">Mengevaluasi Databas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6">4.8</text:p>
                </table:table-cell>
                <table:table-cell table:style-name="Table45.A1" office:value-type="string">
                  <text:p text:style-name="P30">Mengkonfigurasi <text:span text:style-name="T10">Databas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5">3.9</text:p>
                </table:table-cell>
                <table:table-cell table:style-name="Table50.A1" office:value-type="string">
                  <text:p text:style-name="P34">Mengevaluasi Mail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6">4.9</text:p>
                </table:table-cell>
                <table:table-cell table:style-name="Table51.A1" office:value-type="string">
                  <text:p text:style-name="P34">Mengkonfigurasi Mail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5">3.10</text:p>
                </table:table-cell>
                <table:table-cell table:style-name="Table56.A1" office:value-type="string">
                  <text:p text:style-name="P34">Mengevaluasi Control Panel Host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6">4.10</text:p>
                </table:table-cell>
                <table:table-cell table:style-name="Table57.A1" office:value-type="string">
                  <text:p text:style-name="P34">Mengkonfigurasi Cpanel Host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5">3.11</text:p>
                </table:table-cell>
                <table:table-cell table:style-name="Table62.A1" office:value-type="string">
                  <text:p text:style-name="P34">Mengevaluasi Share Hosting Server 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6">4.11</text:p>
                </table:table-cell>
                <table:table-cell table:style-name="Table63.A1" office:value-type="string">
                  <text:p text:style-name="P34">Mengkonfigurasi Share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5">3.12</text:p>
                </table:table-cell>
                <table:table-cell table:style-name="Table68.A1" office:value-type="string">
                  <text:p text:style-name="P31">Mengevaluasi <text:span text:style-name="T10">Vistual Privat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6">4.12</text:p>
                </table:table-cell>
                <table:table-cell table:style-name="Table69.A1" office:value-type="string">
                  <text:p text:style-name="P32">Mengkonfigurasi <text:span text:style-name="T10">Virtual Privat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5">3.13</text:p>
                </table:table-cell>
                <table:table-cell table:style-name="Table74.A1" office:value-type="string">
                  <text:p text:style-name="P35">Mengevaluasi Dedicated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7">4.13</text:p>
                </table:table-cell>
                <table:table-cell table:style-name="Table75.A1" office:value-type="string">
                  <text:p text:style-name="P35">Mengkonfigurasi Dedicate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5">3.14</text:p>
                </table:table-cell>
                <table:table-cell table:style-name="Table80.A1" office:value-type="string">
                  <text:p text:style-name="P35">Mengevaluasi VPN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28">4.14</text:p>
                </table:table-cell>
                <table:table-cell table:style-name="Table81.A1" office:value-type="string">
                  <text:p text:style-name="P35">Mengkonfigurasi VPN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ext:soft-page-break/>
        <table:table-row table:style-name="Table2.12">
          <table:table-cell table:style-name="Table2.A4" office:value-type="string">
            <table:table table:name="Table86" table:style-name="Table86">
              <table:table-column table:style-name="Table86.A"/>
              <table:table-column table:style-name="Table86.B"/>
              <table:table-row>
                <table:table-cell table:style-name="Table86.A1" office:value-type="string">
                  <text:p text:style-name="P25">3.15</text:p>
                </table:table-cell>
                <table:table-cell table:style-name="Table86.A1" office:value-type="string">
                  <text:p text:style-name="P35">Mengevaluiasi Sistem Kontrol dan Monitor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7" table:style-name="Table87">
              <table:table-column table:style-name="Table87.A"/>
              <table:table-column table:style-name="Table87.B"/>
              <table:table-row>
                <table:table-cell table:style-name="Table87.A1" office:value-type="string">
                  <text:p text:style-name="P28">4.15 </text:p>
                </table:table-cell>
                <table:table-cell table:style-name="Table87.A1" office:value-type="string">
                  <text:p text:style-name="P35">Mengkonfigurasi Sistem Kontrol dan Monitor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8" table:style-name="Table88">
              <table:table-column table:style-name="Table88.A"/>
              <table:table-row>
                <table:table-cell table:style-name="Table8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9" table:style-name="Table89">
              <table:table-column table:style-name="Table89.A"/>
              <table:table-row>
                <table:table-cell table:style-name="Table8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0" table:style-name="Table90">
              <table:table-column table:style-name="Table90.A"/>
              <table:table-row>
                <table:table-cell table:style-name="Table9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92" table:style-name="Table92">
              <table:table-column table:style-name="Table92.A"/>
              <table:table-column table:style-name="Table92.B"/>
              <table:table-row>
                <table:table-cell table:style-name="Table92.A1" office:value-type="string">
                  <text:p text:style-name="P25">3.16</text:p>
                </table:table-cell>
                <table:table-cell table:style-name="Table92.A1" office:value-type="string">
                  <text:p text:style-name="P33">Mengevaluasi P<text:span text:style-name="T11">sistem Keamanan Jaringan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3" table:style-name="Table93">
              <table:table-column table:style-name="Table93.A"/>
              <table:table-column table:style-name="Table93.B"/>
              <table:table-row>
                <table:table-cell table:style-name="Table93.A1" office:value-type="string">
                  <text:p text:style-name="P29">4.16</text:p>
                </table:table-cell>
                <table:table-cell table:style-name="Table93.A1" office:value-type="string">
                  <text:p text:style-name="P33">Mengkonfigurasi <text:span text:style-name="T11">Sistem Keamanan Jaringan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4" table:style-name="Table94">
              <table:table-column table:style-name="Table94.A"/>
              <table:table-row>
                <table:table-cell table:style-name="Table9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5" table:style-name="Table95">
              <table:table-column table:style-name="Table95.A"/>
              <table:table-row>
                <table:table-cell table:style-name="Table9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7" table:style-name="Table97">
              <table:table-column table:style-name="Table97.A"/>
              <table:table-row>
                <table:table-cell table:style-name="Table9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98" table:style-name="Table98">
              <table:table-column table:style-name="Table98.A"/>
              <table:table-column table:style-name="Table98.B"/>
              <table:table-row>
                <table:table-cell table:style-name="Table98.A1" office:value-type="string">
                  <text:p text:style-name="P25">3.17</text:p>
                </table:table-cell>
                <table:table-cell table:style-name="Table98.A1" office:value-type="string">
                  <text:p text:style-name="P33">Mengevaluasi permasalahan <text:span text:style-name="T11">Siste Administrasi 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9" table:style-name="Table99">
              <table:table-column table:style-name="Table99.A"/>
              <table:table-column table:style-name="Table99.B"/>
              <table:table-row>
                <table:table-cell table:style-name="Table99.A1" office:value-type="string">
                  <text:p text:style-name="P29">4.17</text:p>
                </table:table-cell>
                <table:table-cell table:style-name="Table99.A1" office:value-type="string">
                  <text:p text:style-name="P33">Me<text:span text:style-name="T11">lakukan </text:span>perbaik<text:span text:style-name="T11">an sistem administrasi </text:span><text:s/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0" table:style-name="Table100">
              <table:table-column table:style-name="Table100.A"/>
              <table:table-row>
                <table:table-cell table:style-name="Table10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2" table:style-name="Table102">
              <table:table-column table:style-name="Table102.A"/>
              <table:table-row>
                <table:table-cell table:style-name="Table10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3" table:style-name="Table103">
              <table:table-column table:style-name="Table103.A"/>
              <table:table-row>
                <table:table-cell table:style-name="Table10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20" office:value-type="string">
            <text:p text:style-name="P4">Dokumen Tahap Penyusunan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1T11:02:38.840947546</dc:date>
    <meta:editing-duration>PT3H29M33S</meta:editing-duration>
    <meta:editing-cycles>43</meta:editing-cycles>
    <meta:generator>LibreOffice/6.0.6.2$Linux_X86_64 LibreOffice_project/00m0$Build-2</meta:generator>
    <meta:document-statistic meta:table-count="103" meta:image-count="0" meta:object-count="0" meta:page-count="4" meta:paragraph-count="109" meta:word-count="393" meta:character-count="2904" meta:non-whitespace-character-count="2607"/>
  </office:meta>
</office:document-meta>
</file>